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meta.xml"/>
  <manifest:file-entry manifest:media-type="application/xml" manifest:full-path="settings.xml"/>
  <manifest:file-entry manifest:media-type="image/png" manifest:full-path="Thumbnails/thumbnail.png"/>
  <manifest:file-entry manifest:media-type="application/xml" manifest:full-path="styles.xml"/>
  <manifest:file-entry manifest:media-type="font/ttf" manifest:full-path="Fonts/Font_URW_Gothic_1.ttf"/>
  <manifest:file-entry manifest:media-type="font/ttf" manifest:full-path="Fonts/Font_Hack_1.ttf"/>
  <manifest:file-entry manifest:media-type="font/ttf" manifest:full-path="Fonts/Font_Hack_2.ttf"/>
  <manifest:file-entry manifest:media-type="font/ttf" manifest:full-path="Fonts/Font_Hack_3.ttf"/>
  <manifest:file-entry manifest:media-type="font/ttf" manifest:full-path="Fonts/Font_Hack_4.tt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left="0.5in" fo:margin-right="0in" fo:text-indent="0in" style:auto-text-indent="false"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left="0.5in" fo:margin-right="0in" fo:text-indent="0in" style:auto-text-indent="false"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h text:style-name="Heading_20_1" text:outline-level="1"><text:bookmark-start text:name="computer-requirements"/>Computer Requirements<text:bookmark-end text:name="computer-requirements"/></text:h>
      <text:p text:style-name="First_20_paragraph">This page contains some recommendations on students wishing to buy a computer to complete their program in <text:a xlink:type="simple" xlink:href="https://www.augusta.edu/ccs/" office:name=""><text:span text:style-name="Definition">the School of Cyber and Computer Sciences</text:span></text:a>. Note that <text:span text:style-name="T1">possessing a computer </text:span><text:a xlink:type="simple" xlink:href="https://csci-1301.github.io/software_install.html#accessing-an-ide-1" office:name=""><text:span text:style-name="Definition"><text:span text:style-name="T1">is not required to complete CSCI 1301</text:span></text:span></text:a>, but recommended.</text:p>
      <text:h text:style-name="Heading_20_2" text:outline-level="2"><text:bookmark-start text:name="in-short"/>In Short<text:bookmark-end text:name="in-short"/></text:h>
      <text:p text:style-name="First_20_paragraph">Anything less than 5 years old running <text:a xlink:type="simple" xlink:href="#in-terms-of-operating-system" office:name=""><text:span text:style-name="Definition">Microsoft Windows, macOs or a Linux operating system</text:span></text:a> is probably fine. Second hand and custom built are fine, but you will in all likelihood needs a portable computer (as opposed to a desktop computer) to present your work and work on projects.</text:p>
      <text:h text:style-name="Heading_20_2" text:outline-level="2"><text:bookmark-start text:name="in-terms-of-hardware"/>In Terms of Hardware<text:bookmark-end text:name="in-terms-of-hardware"/></text:h>
      <text:p text:style-name="Definition_20_Term_20_Tight">Desktop, Laptop, or something else?</text:p>
      <text:p text:style-name="Definition_20_Definition_20_Tight">A laptop is generally recommended (to take notes in class, make presentations, work on projects at School, …) but technically possessing only a desktop <text:span text:style-name="T2">should</text:span> be ok (and will be more comfortable to use, in all likeliness). Tablets and other “small” handled devices (such as <text:a xlink:type="simple" xlink:href="https://en.wikipedia.org/wiki/Netbook" office:name=""><text:span text:style-name="Definition">Netbooks</text:span></text:a>, <text:a xlink:type="simple" xlink:href="https://en.wikipedia.org/wiki/Chromebook" office:name=""><text:span text:style-name="Definition">Chromebooks</text:span></text:a> or <text:a xlink:type="simple" xlink:href="https://en.wikipedia.org/wiki/Mini_PC" office:name=""><text:span text:style-name="Definition">Mini PCs</text:span></text:a>) are <text:span text:style-name="T1">not</text:span> recommended and will in all likelihood prove challenging to use for some classes.</text:p>
      <text:p text:style-name="Definition_20_Term">Specifications:</text:p>
      <text:p text:style-name="Definition_20_Definition">Component | Minimum | Suggested | Comfortable | | | | | <text:a xlink:type="simple" xlink:href="https://en.wikipedia.org/wiki/Processor_(computing)" office:name=""><text:span text:style-name="Definition">CPU</text:span></text:a> | 4 cores @ 2.66 GHz | 6 cores @ 3.8 GHz | 6 cores @ 4.4 GHz | <text:a xlink:type="simple" xlink:href="https://en.wikipedia.org/wiki/Random-access_memory" office:name=""><text:span text:style-name="Definition">RAM</text:span></text:a> | 8GB | 16GB | 32GB | <text:a xlink:type="simple" xlink:href="https://en.wikipedia.org/wiki/Hard_disk_drive" office:name=""><text:span text:style-name="Definition">Hard Drive</text:span></text:a> | 100GB | 500GB of <text:a xlink:type="simple" xlink:href="https://en.wikipedia.org/wiki/Solid-state_drive" office:name=""><text:span text:style-name="Definition">SSD</text:span></text:a> | 1TB of <text:a xlink:type="simple" xlink:href="https://en.wikipedia.org/wiki/Solid-state_drive" office:name=""><text:span text:style-name="Definition">SSD</text:span></text:a> |</text:p>
      <text:p text:style-name="Definition_20_Definition"><text:a xlink:type="simple" xlink:href="https://en.wikipedia.org/wiki/Graphics_processing_unit" office:name=""><text:span text:style-name="Definition">GPU</text:span></text:a> and other special equipment are not required, but recent USB-C connectors will be useful.</text:p>
      <text:p text:style-name="Definition_20_Term">As an example:</text:p>
      <text:p text:style-name="Definition_20_Definition"><text:a xlink:type="simple" xlink:href="https://spots.augusta.edu/caubert/" office:name=""><text:span text:style-name="Definition">Dr. Aubert</text:span></text:a> uses a <text:a xlink:type="simple" xlink:href="https://www.dell.com/support/home/en-us/product-support/product/latitude-14-5480-laptop/docs" office:name=""><text:span text:style-name="Definition">Dell Latitude 5480/5488</text:span></text:a> from <text:span text:style-name="T1">2017</text:span> (<text:span text:style-name="T2">but in no way endorses it</text:span>) with</text:p>
      <text:list text:style-name="L1">
        <text:list-item>
          <text:p text:style-name="P1">4 cores @ 2.40 GHz CPU,</text:p>
        </text:list-item>
        <text:list-item>
          <text:p text:style-name="P1">8GB of ram,</text:p>
        </text:list-item>
        <text:list-item>
          <text:p text:style-name="P1">238 GB of hard drive,</text:p>
        </text:list-item>
      </text:list>
      <text:p text:style-name="Definition_20_Definition">and of courses wishes that it was a bit more responsive at times, but can conduct otherwise all his professional activities.</text:p>
      <text:h text:style-name="Heading_20_2" text:outline-level="2"><text:bookmark-start text:name="in-terms-of-operating-system"/>In Terms of Operating System<text:bookmark-end text:name="in-terms-of-operating-system"/></text:h>
      <text:p text:style-name="First_20_paragraph">We will briefly consider four “families” of operating systems:</text:p>
      <text:list text:style-name="L2">
        <text:list-item>
          <text:p text:style-name="P2"><text:a xlink:type="simple" xlink:href="https://en.wikipedia.org/wiki/Microsoft_Windows" office:name=""><text:span text:style-name="Definition">Microsoft Windows</text:span></text:a> (Windows 10, Windows 11, etc.)</text:p>
        </text:list-item>
        <text:list-item>
          <text:p text:style-name="P2"><text:a xlink:type="simple" xlink:href="https://en.wikipedia.org/wiki/MacOS" office:name=""><text:span text:style-name="Definition">macOS</text:span></text:a> (macOS Ventura, macOS Sonoma, etc.)</text:p>
        </text:list-item>
        <text:list-item>
          <text:p text:style-name="P2"><text:a xlink:type="simple" xlink:href="https://en.wikipedia.org/wiki/Linux" office:name=""><text:span text:style-name="Definition">Linux operating systems</text:span></text:a> (Ubuntu, Debian, Gentoo, etc.)</text:p>
        </text:list-item>
        <text:list-item>
          <text:p text:style-name="P2">Operating systems that uses their web browsers as their principal user interface (essentially, <text:a xlink:type="simple" xlink:href="https://en.wikipedia.org/wiki/ChromeOS" office:name=""><text:span text:style-name="Definition">ChromeOS</text:span></text:a>).</text:p>
        </text:list-item>
      </text:list>
      <text:p text:style-name="First_20_paragraph">Note we do not discuss <text:a xlink:type="simple" xlink:href="https://en.wikipedia.org/wiki/Android_(operating_system)" office:name=""><text:span text:style-name="Definition">Android</text:span></text:a> or <text:a xlink:type="simple" xlink:href="https://en.wikipedia.org/wiki/IOS" office:name=""><text:span text:style-name="Definition">iOS</text:span></text:a> since they are primarily mobile operating systems, and not easily suited for the development workload in our curriculum.</text:p>
      <text:p text:style-name="Definition_20_Term_20_Tight">In short:</text:p>
      <text:p text:style-name="Definition_20_Definition_20_Tight">Anything but ChromeOS is (probably) fine.</text:p>
      <text:p text:style-name="Definition_20_Term">Expanded:</text:p>
      <text:list text:style-name="L3">
        <text:list-item>
          <text:p text:style-name="P3">If you are (planning on) using <text:a xlink:type="simple" xlink:href="https://visualstudio.microsoft.com/" office:name=""><text:span text:style-name="Definition">Visual Studio</text:span></text:a> as your IDE, then windows is your best choice of operating system.</text:p>
        </text:list-item>
        <text:list-item>
          <text:p text:style-name="P3">If you need to use macOS for whatever reason, then you will probably be able to accommodate all the requirements, but it may require some tweaking at times.</text:p>
        </text:list-item>
        <text:list-item>
          <text:p text:style-name="P3">Using Linux-based operating systems are a great way to learn how to tinker with your computer (you have full control!), but will sometimes require you to be creative to meet courses expectations.</text:p>
        </text:list-item>
        <text:list-item>
          <text:p text:style-name="P3"><text:a xlink:type="simple" xlink:href="#virtual-machines" office:name=""><text:span text:style-name="Definition">Virtual machines</text:span></text:a> allow you to simulate (almost) any operating system using (almost) any operating system, and is required for some courses. Using virtual machines means, essentially, that your choice of operating system <text:span text:style-name="T2">does not matter at all</text:span>.</text:p>
        </text:list-item>
        <text:list-item>
          <text:p text:style-name="P3">Remember that <text:a xlink:type="simple" xlink:href="https://en.wikipedia.org/wiki/Multi-booting" office:name=""><text:span text:style-name="Definition">multi-boots</text:span></text:a> (that is, installing multiple operating systems side-by-side) is an option.</text:p>
        </text:list-item>
      </text:list>
      <text:h text:style-name="Heading_20_3" text:outline-level="3"><text:bookmark-start text:name="virtual-machines"/>Virtual Machines<text:bookmark-end text:name="virtual-machines"/></text:h>
      <text:p text:style-name="First_20_paragraph">Virtual machines allow you to simulate (almost) any operating system using (almost) any operating system: this means that, for instance, you can load the Windows 11 operating system from your computer running Debian 12.5, or the Debian 12.5 operating system from macOS 14.</text:p>
      <text:p text:style-name="Text_20_body">Note that CSCI 4532 - Hardware and Embedded Systems and CSCI 4531 - Malware Analysis and Reverse Engineering <text:span text:style-name="T2">require</text:span> you to run virtual machines. If you are planning on taking one of those classes, make sure your computer can run virtual machines!</text:p>
      <text:p text:style-name="Text_20_body">You can find <text:a xlink:type="simple" xlink:href="../software_install.html#installing-anything-anywhere" office:name=""><text:span text:style-name="Definition">on this page</text:span></text:a> some indications on how to run a virtual machine on your computer, and you can check on-line the recommended specifications for <text:a xlink:type="simple" xlink:href="https://learn.microsoft.com/en-us/virtualization/hyper-v-on-windows/reference/hyper-v-requirements" office:name=""><text:span text:style-name="Definition">Hyper-V</text:span></text:a>, <text:a xlink:type="simple" xlink:href="https://www.virtualbox.org/wiki/End-user_documentation" office:name=""><text:span text:style-name="Definition">VirtualBox</text:span></text:a>, <text:a xlink:type="simple" xlink:href="https://www.linux-kvm.org/page/FAQ#What_do_I_need_to_use_KVM?" office:name=""><text:span text:style-name="Definition">kvm</text:span></text:a>, <text:a xlink:type="simple" xlink:href="https://www.vmware.com/products/workstation-player.html" office:name=""><text:span text:style-name="Definition">vmware</text:span></text:a>. Note that, as a student, you can obtain <text:a xlink:type="simple" xlink:href="https://portal.azure.com/?Microsoft_Azure_Education_correlationId=696fbf50-4829-476c-bfc8-09974888f850#view/Microsoft_Azure_Education/EducationMenuBlade/~/software" office:name=""><text:span text:style-name="Definition">a free licence for Windows</text:span></text:a>.</text:p>
      <text:h text:style-name="Heading_20_2" text:outline-level="2"><text:bookmark-start text:name="where-to-buy"/>Where to Buy?<text:bookmark-end text:name="where-to-buy"/></text:h>
      <text:p text:style-name="First_20_paragraph">That is really up to you, but remember that, as a student (or employee), you are allowed to</text:p>
      <text:list text:style-name="L4">
        <text:list-item>
          <text:p text:style-name="P4"><text:a xlink:type="simple" xlink:href="https://my.augusta.edu/discounts/electronics.php" office:name=""><text:span text:style-name="Definition">Some discounts</text:span></text:a>,</text:p>
        </text:list-item>
        <text:list-item>
          <text:p text:style-name="P4"><text:a xlink:type="simple" xlink:href="https://portal.azure.com/?Microsoft_Azure_Education_correlationId=696fbf50-4829-476c-bfc8-09974888f850#view/Microsoft_Azure_Education/EducationMenuBlade/~/software" office:name=""><text:span text:style-name="Definition">A free licence for Windows</text:span></text:a>.</text:p>
        </text:list-item>
      </text:list>
      <text:p text:style-name="First_20_paragraph">Second-hand computers or even custom-built computers are probably fine, but requires more skills (such as how to factory-reset a computer and / or how to (re)install an operating system) and inspections on your end.</text:p>
      <text:h text:style-name="Heading_20_2" text:outline-level="2"><text:bookmark-start text:name="is-there-anything-else-i-should-know"/>Is There Anything Else I Should Know?<text:bookmark-end text:name="is-there-anything-else-i-should-know"/></text:h>
      <text:list text:style-name="L5">
        <text:list-item>
          <text:p text:style-name="P5">A well taken-care of computer can easily last 5 years, but laptops are harder to upgrade and preserve in good shape than desktops.</text:p>
        </text:list-item>
        <text:list-item>
          <text:p text:style-name="P5">Ergonomics is important: you will most likely spend <text:span text:style-name="T2">many hours</text:span> on your computer, so make sure <text:a xlink:type="simple" xlink:href="https://www.wikihow.com/Set-Up-an-Ergonomically-Correct-Workstation" office:name=""><text:span text:style-name="Definition">your workstation is well organized</text:span></text:a>.</text:p>
        </text:list-item>
        <text:list-item>
          <text:p text:style-name="P5">A programmer is first and foremost a typist: make sure you develop good habits and <text:a xlink:type="simple" xlink:href="https://www.wikihow.com/Type" office:name=""><text:span text:style-name="Definition">learn to type correctly</text:span></text:a>. Exploring <text:a xlink:type="simple" xlink:href="https://en.wikipedia.org/wiki/Keyboard_layout#Other_Latin-script_keyboard_layouts" office:name=""><text:span text:style-name="Definition">ergonomics keyboard layouts</text:span></text:a> and <text:a xlink:type="simple" xlink:href="https://en.wikipedia.org/wiki/Computer_mouse#Ergonomic_mice" office:name=""><text:span text:style-name="Definition">ergonomics mice</text:span></text:a> can save you later from carpal tunnel syndrome, arthritis, and other repetitive strain injurie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font-pitch="variable" style:name="Arial" svg:font-family="Arial"/>
    <style:font-face style:font-family-generic="modern" style:font-pitch="fixed" style:name="Courier New" svg:font-family="'Courier New'"/>
    <style:font-face style:font-adornments="Regular" style:font-pitch="fixed" style:name="Hack" svg:font-family="Hack"/>
    <style:font-face style:font-family-generic="system" style:font-pitch="variable" style:name="Lucida Sans Unicode" svg:font-family="'Lucida Sans Unicode'"/>
    <style:font-face style:name="StarSymbol" svg:font-family="StarSymbol"/>
    <style:font-face style:name="Tahoma" svg:font-family="Tahoma"/>
    <style:font-face style:font-family-generic="system" style:font-pitch="variable" style:name="Tahoma1" svg:font-family="Tahoma"/>
    <style:font-face style:font-family-generic="roman" style:font-pitch="variable" style:name="Times New Roman" svg:font-family="'Times New Roman'"/>
    <style:font-face style:font-adornments="Book" style:font-family-generic="swiss" style:font-pitch="variable" style:name="URW Gothic" svg:font-family="'URW Gothic'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vg:stroke-color="#3465a4" fo:wrap-option="wrap"/>
      <style:paragraph-properties style:font-independent-line-spacing="false" style:line-break="strict" style:text-autospace="ideograph-alpha">
        <style:tab-stops/>
      </style:paragraph-properties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US" fo:font-size="12pt" fo:language="en" loext:color-lum-mod="100%" loext:color-lum-off="0%" loext:opacity="0%"/>
    </style:default-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 loext:hyphenation-no-caps="false" loext:hyphenation-no-last-word="false" loext:hyphenation-word-char-count="no-limit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text-properties style:font-family-generic="swiss" style:font-name="URW Gothic" style:font-pitch="variable" style:font-style-name="Book" fo:font-family="'URW Gothic'"/>
    </style:style>
    <style:style style:class="html" style:family="paragraph" style:name="Author" style:parent-style-name="Standard">
      <style:paragraph-properties style:justify-single-word="false" fo:text-align="center"/>
    </style:style>
    <style:style style:class="html" style:family="paragraph" style:name="Date" style:parent-style-name="Standard">
      <style:paragraph-properties style:justify-single-word="false"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family-asian="'Lucida Sans Unicode'" style:font-family-complex="Tahoma" style:font-family-generic="swiss" style:font-family-generic-asian="system" style:font-family-generic-complex="system" style:font-name="Arial" style:font-name-asian="Lucida Sans Unicode" style:font-name-complex="Tahoma1" style:font-pitch="variable" style:font-pitch-asian="variable" style:font-pitch-complex="variable" style:font-size-asian="14pt" style:font-size-complex="14pt" fo:font-family="Arial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family-complex="Tahoma" style:font-name-complex="Tahoma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family-complex="Tahoma" style:font-name-complex="Tahoma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/>
    <style:style style:class="extra" style:family="paragraph" style:name="FigureCaption" style:parent-style-name="Caption"/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family-complex="Tahoma" style:font-name-complex="Tahoma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family-generic="swiss" style:font-name="URW Gothic" style:font-pitch="variable" style:font-size-asian="115%" style:font-size-complex="115%" style:font-style-name="Book" style:font-weight-asian="bold" style:font-weight-complex="bold" fo:font-family="'URW Gothic'" fo:font-size="115%" fo:font-weight="normal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-asian="modern" style:font-family-generic-complex="modern" style:font-name="Hack" style:font-name-asian="Courier New" style:font-name-complex="Courier New" style:font-pitch="fixed" style:font-pitch-asian="fixed" style:font-pitch-complex="fixed" style:font-size-asian="10pt" style:font-size-complex="10pt" style:font-style-name="Regular" fo:country="none" fo:font-family="Hack" fo:font-size="10pt" fo:language="zxx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display-name="Header and Footer" style:family="paragraph" style:name="Header_20_and_20_Footer" style:parent-style-name="Standard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Source_Text" style:family="text" style:name="Source_5f_Text">
      <style:text-properties style:font-family-asian="'Courier New'" style:font-family-complex="'Courier New'" style:font-family-generic-asian="modern" style:font-family-generic-complex="modern" style:font-name="Hack" style:font-name-asian="Courier New" style:font-name-complex="Courier New" style:font-pitch="fixed" style:font-pitch-asian="fixed" style:font-pitch-complex="fixed" style:font-size-asian="10pt" style:font-size-complex="10pt" style:font-style-name="Regular" fo:country="none" fo:font-family="Hack" fo:font-size="10pt" fo:language="zxx"/>
    </style:style>
    <style:style style:family="text" style:name="Highlighted">
      <style:text-properties fo:background-color="#ffff38"/>
    </style:style>
    <style:style style:display-name="Numbering Symbols" style:family="text" style:name="Numbering_20_Symbols"/>
    <style:style style:display-name="Bullet Symbols" style:family="text" style:name="Bullet_20_Symbols">
      <style:text-properties style:font-family-asian="StarSymbol" style:font-family-complex="StarSymbol" style:font-name="StarSymbol" style:font-name-asian="StarSymbol" style:font-name-complex="StarSymbol" style:font-size-asian="9pt" style:font-size-complex="9pt" fo:font-family="StarSymbol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 style:text-line-through-type="single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 loext:opacity="100%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 loext:num-list-format="%1%">
        <style:list-level-properties text:min-label-distance="0.15in"/>
      </text:outline-level-style>
      <text:outline-level-style style:num-format="" text:level="2" loext:num-list-format="%2%">
        <style:list-level-properties text:min-label-distance="0.15in"/>
      </text:outline-level-style>
      <text:outline-level-style style:num-format="" text:level="3" loext:num-list-format="%3%">
        <style:list-level-properties text:min-label-distance="0.15in"/>
      </text:outline-level-style>
      <text:outline-level-style style:num-format="" text:level="4" loext:num-list-format="%4%">
        <style:list-level-properties text:min-label-distance="0.15in"/>
      </text:outline-level-style>
      <text:outline-level-style style:num-format="" text:level="5" loext:num-list-format="%5%">
        <style:list-level-properties text:min-label-distance="0.15in"/>
      </text:outline-level-style>
      <text:outline-level-style style:num-format="" text:level="6" loext:num-list-format="%6%">
        <style:list-level-properties text:min-label-distance="0.15in"/>
      </text:outline-level-style>
      <text:outline-level-style style:num-format="" text:level="7" loext:num-list-format="%7%">
        <style:list-level-properties text:min-label-distance="0.15in"/>
      </text:outline-level-style>
      <text:outline-level-style style:num-format="" text:level="8" loext:num-list-format="%8%">
        <style:list-level-properties text:min-label-distance="0.15in"/>
      </text:outline-level-style>
      <text:outline-level-style style:num-format="" text:level="9" loext:num-list-format="%9%">
        <style:list-level-properties text:min-label-distance="0.15in"/>
      </text:outline-level-style>
      <text:outline-level-style style:num-format="" text:level="10" loext:num-list-format="%10%">
        <style:list-level-properties text:min-label-distance="0.15in"/>
      </text:outline-level-style>
    </text:outline-style>
    <text:list-style style:display-name="List 1" style:name="List_20_1">
      <text:list-level-style-bullet text:bullet-char="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 loext:num-list-format="%1%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 loext:num-list-format="%2%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 loext:num-list-format="%3%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 loext:num-list-format="%4%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 loext:num-list-format="%5%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 loext:num-list-format="%6%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 loext:num-list-format="%7%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 loext:num-list-format="%8%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 loext:num-list-format="%9%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 loext:num-list-format="%10%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 loext:num-list-format="%1%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 loext:num-list-format="%2%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 loext:num-list-format="%3%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 loext:num-list-format="%4%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 loext:num-list-format="%5%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 loext:num-list-format="%6%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 loext:num-list-format="%7%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 loext:num-list-format="%8%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 loext:num-list-format="%9%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 loext:num-list-format="%10%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Numbering 1" style:name="Numbering_20_1">
      <text:list-level-style-number style:num-format="1" style:num-suffix="." text:level="1" text:style-name="Numbering_20_Symbols" loext:num-list-format="%1%.">
        <style:list-level-properties text:min-label-width="0.1965in"/>
      </text:list-level-style-number>
      <text:list-level-style-number style:num-format="1" style:num-suffix="." text:level="2" text:style-name="Numbering_20_Symbols" loext:num-list-format="%2%.">
        <style:list-level-properties text:min-label-width="0.1965in" text:space-before="0.1972in"/>
      </text:list-level-style-number>
      <text:list-level-style-number style:num-format="1" style:num-suffix="." text:level="3" text:style-name="Numbering_20_Symbols" loext:num-list-format="%3%.">
        <style:list-level-properties text:min-label-width="0.1965in" text:space-before="0.3937in"/>
      </text:list-level-style-number>
      <text:list-level-style-number style:num-format="1" style:num-suffix="." text:level="4" text:style-name="Numbering_20_Symbols" loext:num-list-format="%4%.">
        <style:list-level-properties text:min-label-width="0.1965in" text:space-before="0.5909in"/>
      </text:list-level-style-number>
      <text:list-level-style-number style:num-format="1" style:num-suffix="." text:level="5" text:style-name="Numbering_20_Symbols" loext:num-list-format="%5%.">
        <style:list-level-properties text:min-label-width="0.1965in" text:space-before="0.7874in"/>
      </text:list-level-style-number>
      <text:list-level-style-number style:num-format="1" style:num-suffix="." text:level="6" text:style-name="Numbering_20_Symbols" loext:num-list-format="%6%.">
        <style:list-level-properties text:min-label-width="0.1965in" text:space-before="0.9846in"/>
      </text:list-level-style-number>
      <text:list-level-style-number style:num-format="1" style:num-suffix="." text:level="7" text:style-name="Numbering_20_Symbols" loext:num-list-format="%7%.">
        <style:list-level-properties text:min-label-width="0.1965in" text:space-before="1.1815in"/>
      </text:list-level-style-number>
      <text:list-level-style-number style:num-format="1" style:num-suffix="." text:level="8" text:style-name="Numbering_20_Symbols" loext:num-list-format="%8%.">
        <style:list-level-properties text:min-label-width="0.1965in" text:space-before="1.3787in"/>
      </text:list-level-style-number>
      <text:list-level-style-number style:num-format="1" style:num-suffix="." text:level="9" text:style-name="Numbering_20_Symbols" loext:num-list-format="%9%.">
        <style:list-level-properties text:min-label-width="0.1965in" text:space-before="1.5752in"/>
      </text:list-level-style-number>
      <text:list-level-style-number style:num-format="1" style:num-suffix="." text:level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 loext:num-list-format="%1%">
        <style:list-level-properties text:min-label-width="0.1965in"/>
      </text:list-level-style-number>
      <text:list-level-style-number style:num-format="1" text:level="2" text:start-value="2" text:style-name="Numbering_20_Symbols" loext:num-list-format="%2%">
        <style:list-level-properties text:min-label-width="0.1965in" text:space-before="0.1965in"/>
      </text:list-level-style-number>
      <text:list-level-style-number style:num-format="1" text:level="3" text:start-value="3" text:style-name="Numbering_20_Symbols" loext:num-list-format="%3%">
        <style:list-level-properties text:min-label-width="0.3937in" text:space-before="0.3929in"/>
      </text:list-level-style-number>
      <text:list-level-style-number style:num-format="1" text:level="4" text:start-value="4" text:style-name="Numbering_20_Symbols" loext:num-list-format="%4%">
        <style:list-level-properties text:min-label-width="0.4925in" text:space-before="0.7866in"/>
      </text:list-level-style-number>
      <text:list-level-style-number style:num-format="1" text:level="5" text:start-value="5" text:style-name="Numbering_20_Symbols" loext:num-list-format="%5%">
        <style:list-level-properties text:min-label-width="0.5902in" text:space-before="1.2791in"/>
      </text:list-level-style-number>
      <text:list-level-style-number style:num-format="1" text:level="6" text:start-value="6" text:style-name="Numbering_20_Symbols" loext:num-list-format="%6%">
        <style:list-level-properties text:min-label-width="0.7091in" text:space-before="1.8693in"/>
      </text:list-level-style-number>
      <text:list-level-style-number style:num-format="1" text:level="7" text:start-value="7" text:style-name="Numbering_20_Symbols" loext:num-list-format="%7%">
        <style:list-level-properties text:min-label-width="0.9055in" text:space-before="2.5783in"/>
      </text:list-level-style-number>
      <text:list-level-style-number style:num-format="1" text:level="8" text:start-value="8" text:style-name="Numbering_20_Symbols" loext:num-list-format="%8%">
        <style:list-level-properties text:min-label-width="1.0236in" text:space-before="3.4839in"/>
      </text:list-level-style-number>
      <text:list-level-style-number style:num-format="1" text:level="9" text:start-value="9" text:style-name="Numbering_20_Symbols" loext:num-list-format="%9%">
        <style:list-level-properties text:min-label-width="1.1028in" text:space-before="4.5075in"/>
      </text:list-level-style-number>
      <text:list-level-style-number style:num-format="1" text:level="10" text:start-value="10" text:style-name="Numbering_20_Symbols" loext:num-list-format="%10%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 loext:num-list-format="%1%">
        <style:list-level-properties text:min-label-width="1.1811in"/>
      </text:list-level-style-number>
      <text:list-level-style-number style:num-format="1" text:level="2" text:start-value="2" text:style-name="Numbering_20_Symbols" loext:num-list-format="%2%">
        <style:list-level-properties text:min-label-width="1.1811in" text:space-before="1.1815in"/>
      </text:list-level-style-number>
      <text:list-level-style-number style:num-format="1" text:level="3" text:start-value="3" text:style-name="Numbering_20_Symbols" loext:num-list-format="%3%">
        <style:list-level-properties text:min-label-width="1.1811in" text:space-before="2.3626in"/>
      </text:list-level-style-number>
      <text:list-level-style-number style:num-format="1" text:level="4" text:start-value="4" text:style-name="Numbering_20_Symbols" loext:num-list-format="%4%">
        <style:list-level-properties text:min-label-width="1.1811in" text:space-before="3.5441in"/>
      </text:list-level-style-number>
      <text:list-level-style-number style:num-format="1" text:level="5" text:start-value="5" text:style-name="Numbering_20_Symbols" loext:num-list-format="%5%">
        <style:list-level-properties text:min-label-width="1.1811in" text:space-before="4.7252in"/>
      </text:list-level-style-number>
      <text:list-level-style-number style:num-format="1" text:level="6" text:start-value="6" text:style-name="Numbering_20_Symbols" loext:num-list-format="%6%">
        <style:list-level-properties text:min-label-width="1.1811in" text:space-before="5.9063in"/>
      </text:list-level-style-number>
      <text:list-level-style-number style:num-format="1" text:level="7" text:start-value="7" text:style-name="Numbering_20_Symbols" loext:num-list-format="%7%">
        <style:list-level-properties text:min-label-width="1.1811in" text:space-before="7.0878in"/>
      </text:list-level-style-number>
      <text:list-level-style-number style:num-format="1" text:level="8" text:start-value="8" text:style-name="Numbering_20_Symbols" loext:num-list-format="%8%">
        <style:list-level-properties text:min-label-width="1.1811in" text:space-before="8.2689in"/>
      </text:list-level-style-number>
      <text:list-level-style-number style:num-format="1" text:level="9" text:start-value="9" text:style-name="Numbering_20_Symbols" loext:num-list-format="%9%">
        <style:list-level-properties text:min-label-width="1.1811in" text:space-before="9.45in"/>
      </text:list-level-style-number>
      <text:list-level-style-number style:num-format="1" text:level="10" text:start-value="10" text:style-name="Numbering_20_Symbols" loext:num-list-format="%10%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 loext:num-list-format="%1%.">
        <style:list-level-properties text:min-label-width="0.1965in"/>
      </text:list-level-style-number>
      <text:list-level-style-number style:num-format="I" style:num-suffix="." text:level="2" text:start-value="2" text:style-name="Numbering_20_Symbols" loext:num-list-format="%2%.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 loext:num-list-format="%3%.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 loext:num-list-format="%4%.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 loext:num-list-format="%5%.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 loext:num-list-format="%6%.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 loext:num-list-format="%7%.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 loext:num-list-format="%8%.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 loext:num-list-format="%9%.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 loext:num-list-format="%1%.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 loext:num-list-format="%1%.%2%.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 loext:num-list-format="%3%)">
        <style:list-level-properties text:min-label-width="0.1772in" text:space-before="0.4331in"/>
      </text:list-level-style-number>
      <text:list-level-style-bullet text:bullet-char="•" text:level="4" text:style-name="Numbering_20_Symbols" loext:num-list-format="%4%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55in" text:space-before="1.5654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layout-grid-base-height="0.278in" style:layout-grid-color="#c0c0c0" style:layout-grid-display="false" style:layout-grid-lines="20" style:layout-grid-mode="none" style:layout-grid-print="false" style:layout-grid-ruby-below="false" style:layout-grid-ruby-height="0.139in" style:num-format="1" style:print-orientation="portrait" style:writing-mode="lr-tb" fo:margin-bottom="1in" fo:margin-left="1in" fo:margin-right="1in" fo:margin-top="1in" fo:page-height="11in" fo:page-width="8.5in" loext:margin-gutter="0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2</meta:generator>
    <dc:title/>
    <dc:description/>
    <dc:subject/>
    <meta:keyword/>
    <meta:initial-creator/>
    <dc:creator/>
    <meta:creation-date>2024-08-15T18:01:48Z</meta:creation-date>
    <dc:date>2024-08-15T18:01:48Z</dc:date>
  </office:meta>
</office:document-meta>
</file>